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9.42cm" fo:min-width="23.1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0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9.8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0.8cm" svg:x2="15.5cm" svg:y2="12.4cm" draw:start-shape="id7" draw:start-glue-point="2" draw:end-shape="id8" draw:end-glue-point="0" svg:d="M15500 10800v1600" svg:viewBox="0 0 1 1601">
          <text:p/>
        </draw:connector>
        <draw:frame draw:style-name="gr8" draw:text-style-name="P8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21T23:40:46.221756905</dc:date>
    <meta:editing-duration>PT5H38M38S</meta:editing-duration>
    <meta:editing-cycles>38</meta:editing-cycles>
    <meta:document-statistic meta:object-count="70"/>
  </office:meta>
</office:document-meta>
</file>